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Lohit Devanagari" svg:font-family="'Lohit Devanagari'" style:font-pitch="variable"/>
    <style:font-face style:name="Manjari Bold" svg:font-family="'Manjari Bold'"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Standard">
      <style:text-properties fo:font-size="24pt" fo:font-style="italic" style:text-underline-style="solid" style:text-underline-width="auto" style:text-underline-color="font-color" fo:font-weight="bold" style:font-size-asian="24pt" style:font-style-asian="italic" style:font-weight-asian="bold" style:font-size-complex="2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top="0.423cm" fo:margin-bottom="0cm" loext:contextual-spacing="false" fo:line-height="100%" fo:text-align="justify" style:justify-single-word="false"/>
      <style:text-properties fo:font-size="18pt" style:font-size-asian="18pt" style:font-size-complex="18pt"/>
    </style:style>
    <style:style style:name="P5" style:family="paragraph" style:parent-style-name="Standard">
      <style:text-properties style:font-name="Times New Roman" fo:font-size="30pt" style:font-name-asian="Times New Roman1" style:font-size-asian="30pt" style:font-name-complex="Times New Roman1" style:font-size-complex="30pt"/>
    </style:style>
    <style:style style:name="P6" style:family="paragraph" style:parent-style-name="Standard">
      <style:paragraph-properties fo:text-align="center" style:justify-single-word="false"/>
      <style:text-properties style:font-name="Ubuntu" fo:font-size="22pt" fo:font-style="normal" style:text-underline-style="none" fo:font-weight="bold" officeooo:rsid="0006adb6" officeooo:paragraph-rsid="0006adb6" style:font-size-asian="19.25pt" style:font-style-asian="normal" style:font-weight-asian="bold" style:font-size-complex="22pt" style:font-style-complex="normal" style:font-weight-complex="bold"/>
    </style:style>
    <style:style style:name="P7" style:family="paragraph" style:parent-style-name="Standard">
      <style:text-properties fo:color="#ce181e" style:font-name="Manjari Bold" fo:font-size="22pt" fo:font-style="normal" style:text-underline-style="none" fo:font-weight="bold" style:font-size-asian="22pt" style:font-style-asian="normal" style:font-weight-asian="bold" style:font-size-complex="22pt" style:font-style-complex="normal"/>
    </style:style>
    <style:style style:name="P8" style:family="paragraph" style:parent-style-name="Standard">
      <style:text-properties fo:color="#ce181e" style:font-name="Manjari Bold" fo:font-size="22pt" style:text-underline-style="none" fo:font-weight="normal" style:font-size-asian="22pt" style:font-weight-asian="normal" style:font-size-complex="22pt" style:font-weight-complex="normal"/>
    </style:style>
    <style:style style:name="P9" style:family="paragraph" style:parent-style-name="Standard">
      <style:text-properties style:font-name="Lohit Devanagari" fo:font-size="14pt" style:font-name-asian="Times New Roman1" style:font-size-asian="14pt" style:font-name-complex="Times New Roman1" style:font-size-complex="14pt"/>
    </style:style>
    <style:style style:name="P10" style:family="paragraph" style:parent-style-name="Standard">
      <style:paragraph-properties fo:text-align="justify" style:justify-single-word="false"/>
      <style:text-properties style:font-name="Lohit Devanagari" fo:font-size="14pt" style:font-name-asian="Times New Roman1" style:font-size-asian="14pt" style:font-name-complex="Times New Roman1" style:font-size-complex="14pt"/>
    </style:style>
    <style:style style:name="P11" style:family="paragraph" style:parent-style-name="Standard">
      <style:paragraph-properties fo:text-align="justify" style:justify-single-word="false"/>
      <style:text-properties style:font-name="Lohit Devanagari"/>
    </style:style>
    <style:style style:name="P12" style:family="paragraph" style:parent-style-name="Standard">
      <style:paragraph-properties fo:text-align="justify" style:justify-single-word="false"/>
      <style:text-properties fo:font-size="14pt" style:font-size-asian="14pt" style:font-size-complex="14pt"/>
    </style:style>
    <style:style style:name="P13" style:family="paragraph" style:parent-style-name="Standard" style:list-style-name="WWNum2">
      <style:paragraph-properties fo:margin-left="1.27cm" fo:margin-right="0cm" fo:text-indent="-0.635cm" style:auto-text-indent="false"/>
      <style:text-properties style:font-name="Manjari Bold" style:text-underline-style="none" fo:font-weight="bold" fo:background-color="#fff200" style:font-weight-asian="bold" style:font-weight-complex="bold"/>
    </style:style>
    <style:style style:name="P14" style:family="paragraph" style:parent-style-name="Standard" style:list-style-name="WWNum1">
      <style:paragraph-properties fo:margin-left="1.27cm" fo:margin-right="0cm" fo:text-indent="-0.635cm" style:auto-text-indent="false"/>
      <style:text-properties style:font-name="Manjari Bold" fo:font-size="18pt" style:text-underline-style="none" fo:background-color="#fff200" style:font-size-asian="18pt" style:font-size-complex="18pt"/>
    </style:style>
    <style:style style:name="P15" style:family="paragraph" style:parent-style-name="Standard" style:list-style-name="WWNum3">
      <style:paragraph-properties fo:margin-left="1.27cm" fo:margin-right="0cm" fo:margin-top="0.423cm" fo:margin-bottom="0cm" loext:contextual-spacing="false" fo:line-height="100%" fo:text-indent="-0.635cm" style:auto-text-indent="false"/>
    </style:style>
    <style:style style:name="P16" style:family="paragraph" style:parent-style-name="Standard" style:list-style-name="WWNum3">
      <style:paragraph-properties fo:margin-left="1.27cm" fo:margin-right="0cm" fo:margin-top="0cm" fo:margin-bottom="0.423cm" loext:contextual-spacing="false" fo:line-height="100%" fo:text-indent="-0.635cm" style:auto-text-indent="false"/>
    </style:style>
    <style:style style:name="P17" style:family="paragraph" style:parent-style-name="Standard" style:list-style-name="WWNum1">
      <style:paragraph-properties fo:margin-left="2.54cm" fo:margin-right="0cm" fo:text-align="justify" style:justify-single-word="false" fo:text-indent="-0.635cm" style:auto-text-indent="false"/>
      <style:text-properties style:font-name="Lohit Devanagari" fo:font-size="14pt" style:font-name-asian="Times New Roman1" style:font-size-asian="14pt" style:font-name-complex="Times New Roman1" style:font-size-complex="14pt"/>
    </style:style>
    <style:style style:name="P18" style:family="paragraph" style:parent-style-name="Standard" style:list-style-name="WWNum1">
      <style:paragraph-properties fo:margin-left="2.54cm" fo:margin-right="0cm" fo:text-align="justify" style:justify-single-word="false" fo:text-indent="-0.635cm" style:auto-text-indent="false"/>
      <style:text-properties style:font-name="Lohit Devanagari"/>
    </style:style>
    <style:style style:name="P19" style:family="paragraph" style:parent-style-name="Standard">
      <style:paragraph-properties fo:margin-top="0.423cm" fo:margin-bottom="0cm" loext:contextual-spacing="false" fo:line-height="100%" fo:text-align="justify" style:justify-single-word="false"/>
      <style:text-properties style:font-name="Lohit Devanagari" fo:font-size="18pt" style:font-name-asian="Times New Roman1" style:font-size-asian="18pt" style:font-name-complex="Times New Roman1" style:font-size-complex="18pt"/>
    </style:style>
    <style:style style:name="P20" style:family="paragraph" style:parent-style-name="Standard">
      <style:paragraph-properties fo:margin-top="0.423cm" fo:margin-bottom="0cm" loext:contextual-spacing="false" fo:line-height="100%" fo:text-align="justify" style:justify-single-word="false"/>
      <style:text-properties fo:color="#ce181e" style:font-name="Manjari Bold" fo:font-size="24pt" fo:font-style="normal" style:text-underline-style="none" fo:font-weight="bold" style:font-size-asian="24pt" style:font-style-asian="normal" style:font-weight-asian="bold" style:font-size-complex="24pt" style:font-style-complex="normal"/>
    </style:style>
    <style:style style:name="P21" style:family="paragraph" style:parent-style-name="Standard">
      <style:paragraph-properties fo:margin-top="0.423cm" fo:margin-bottom="0cm" loext:contextual-spacing="false" fo:line-height="100%" fo:text-align="justify" style:justify-single-word="false"/>
      <style:text-properties fo:color="#ce181e" style:font-name="Manjari Bold" fo:font-size="22pt" fo:font-style="normal" style:text-underline-style="none" fo:font-weight="bold" fo:background-color="transparent" style:font-size-asian="22pt" style:font-style-asian="normal" style:font-weight-asian="bold" style:font-size-complex="22pt" style:font-style-complex="normal" style:font-weight-complex="bold"/>
    </style:style>
    <style:style style:name="P22" style:family="paragraph" style:parent-style-name="Standard" style:master-page-name="Standard">
      <style:paragraph-properties fo:text-align="center" style:justify-single-word="false" style:page-number="1"/>
      <style:text-properties style:font-name="Ubuntu" fo:font-size="32pt" fo:font-style="normal" style:text-underline-style="none" fo:font-weight="bold" style:font-size-asian="32pt" style:font-style-asian="normal" style:font-weight-asian="bold" style:font-size-complex="32pt" style:font-style-complex="normal" style:font-weight-complex="bold"/>
    </style:style>
    <style:style style:name="T1" style:family="text">
      <style:text-properties fo:font-size="24pt" style:text-underline-style="solid" style:text-underline-width="auto" style:text-underline-color="font-color" fo:font-weight="bold" style:font-size-asian="24pt" style:font-weight-asian="bold" style:font-size-complex="24pt"/>
    </style:style>
    <style:style style:name="T2" style:family="text">
      <style:text-properties fo:font-size="24pt" fo:font-weight="bold" style:font-size-asian="24pt" style:font-weight-asian="bold" style:font-size-complex="24pt"/>
    </style:style>
    <style:style style:name="T3" style:family="text">
      <style:text-properties fo:font-size="24pt" style:font-size-asian="24pt" style:font-size-complex="24pt"/>
    </style:style>
    <style:style style:name="T4" style:family="text">
      <style:text-properties style:font-name="Times New Roman" fo:font-size="14pt" style:font-name-asian="Times New Roman1" style:font-size-asian="14pt" style:font-name-complex="Times New Roman1" style:font-size-complex="14pt"/>
    </style:style>
    <style:style style:name="T5" style:family="text">
      <style:text-properties style:font-name="Times New Roman" fo:font-size="14pt" officeooo:rsid="0004eb04" style:font-name-asian="Times New Roman1" style:font-size-asian="14pt" style:font-name-complex="Times New Roman1" style:font-size-complex="14pt"/>
    </style:style>
    <style:style style:name="T6" style:family="text">
      <style:text-properties style:font-name="Times New Roman" fo:font-size="18pt" style:font-name-asian="Times New Roman1" style:font-size-asian="18pt" style:font-name-complex="Times New Roman1" style:font-size-complex="18pt"/>
    </style:style>
    <style:style style:name="T7" style:family="text">
      <style:text-properties fo:font-size="14pt" style:font-size-asian="14pt" style:font-size-complex="14pt"/>
    </style:style>
    <style:style style:name="T8" style:family="text">
      <style:text-properties fo:font-size="14pt" officeooo:rsid="0004eb04" style:font-size-asian="14pt" style:font-size-complex="14pt"/>
    </style:style>
    <style:style style:name="T9" style:family="text">
      <style:text-properties fo:font-size="14pt" officeooo:rsid="000570f1" style:font-size-asian="14pt" style:font-size-complex="14pt"/>
    </style:style>
    <style:style style:name="T10" style:family="text">
      <style:text-properties fo:font-size="14pt" style:font-name-asian="Times New Roman1" style:font-size-asian="14pt" style:font-name-complex="Times New Roman1" style:font-size-complex="14pt"/>
    </style:style>
    <style:style style:name="T11" style:family="text">
      <style:text-properties fo:font-size="14pt" officeooo:rsid="0004eb04" style:font-name-asian="Times New Roman1" style:font-size-asian="14pt" style:font-name-complex="Times New Roman1" style:font-size-complex="14pt"/>
    </style:style>
    <style:style style:name="T12" style:family="text">
      <style:text-properties fo:font-size="18pt" style:text-underline-style="solid" style:text-underline-width="auto" style:text-underline-color="font-color" fo:font-weight="bold" style:font-size-asian="18pt" style:font-weight-asian="bold" style:font-size-complex="18pt"/>
    </style:style>
    <style:style style:name="T13" style:family="text">
      <style:text-properties fo:font-size="18pt" fo:font-weight="bold" style:font-size-asian="18pt" style:font-weight-asian="bold" style:font-size-complex="18pt"/>
    </style:style>
    <style:style style:name="T14" style:family="text">
      <style:text-properties fo:font-size="18pt" style:font-size-asian="18pt" style:font-size-complex="18pt"/>
    </style:style>
    <style:style style:name="T15" style:family="text">
      <style:text-properties fo:color="#1155cc" fo:font-size="18pt" style:text-underline-style="solid" style:text-underline-width="auto" style:text-underline-color="font-color" style:font-size-asian="18pt" style:font-size-complex="18pt"/>
    </style:style>
    <style:style style:name="T16" style:family="text">
      <style:text-properties fo:color="#1155cc" style:font-name="Lohit Devanagari" fo:font-size="18pt" style:text-underline-style="solid" style:text-underline-width="auto" style:text-underline-color="font-color" style:font-size-asian="18pt" style:font-size-complex="18pt"/>
    </style:style>
    <style:style style:name="T17" style:family="text">
      <style:text-properties style:font-name="Lohit Devanagari" style:font-name-asian="Times New Roman1" style:font-name-complex="Times New Roman1"/>
    </style:style>
    <style:style style:name="T18" style:family="text">
      <style:text-properties style:font-name="Lohit Devanagari" fo:font-size="18pt" style:font-name-asian="Times New Roman1" style:font-size-asian="18pt" style:font-name-complex="Times New Roman1" style:font-size-complex="18pt"/>
    </style:style>
    <style:style style:name="T19" style:family="text">
      <style:text-properties style:font-name="Lohit Devanagari" fo:font-size="18pt" style:font-size-asian="18pt" style:font-size-complex="18pt"/>
    </style:style>
    <style:style style:name="T20" style:family="text">
      <style:text-properties style:font-name="Lohit Devanagari" fo:font-size="14pt" style:font-size-asian="14pt" style:font-size-complex="14pt"/>
    </style:style>
    <style:style style:name="T21"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FINAL LAB REPORT</text:p>
      <text:p text:style-name="P6">Avinash Prabhu</text:p>
      <text:p text:style-name="P6">2018102027</text:p>
      <text:p text:style-name="P1"/>
      <text:p text:style-name="P7">AIM AND OBJECTIVE-</text:p>
      <text:p text:style-name="P10">The aim of this Assignment was to create the slightly advanced combinational circuits,like Radix 2 FFT and Radix 4 FFT, which will be used in the future for the designing of more complex circuits which will require these basic circuits as the building blocks in their gate level design.Also,the purpose of this Assignment was also to explain how we can use smaller building blocks to ultimately create the larger and more complex circuits in a time and space efficient way.</text:p>
      <text:p text:style-name="P9"/>
      <text:p text:style-name="P7">INTRODUCTION-</text:p>
      <text:p text:style-name="P11"><text:span text:style-name="T10">This Assignment began with the verilog code and testbenches for <text:s/>the most basic circuit which was the </text:span><text:span text:style-name="T11">Butterfy</text:span><text:span text:style-name="T10"> .Then,we used these basic circuits to build the complex circuits like Radix 2 FFT and Radix 4 FFT.</text:span></text:p>
      <text:p text:style-name="P10">Then we implemented their RTL schematics and timing diagrams in Xilinx. Then,we wrote the implementation constraints file in Xilinx and implemented the design of our circuits,doing the Translate,Map and Place and Route of our circuits.Then,we generated the programming(.bit) file and used Digilent Adept to dump our codes on the Spartan 3E,XS500E,FG 320 FPGA boards and check their utilities.</text:p>
      <text:p text:style-name="P12"><text:span text:style-name="T17">Then,we used Cadence to obtain the timing diagrams,Genus to obtain the RTL,Area,Power and a Gate Level Design of the circuit we created,and Innovus to obtain the Area,Power and Timing reports,along with the Layout and Floor plan of all the circuits which we had just implemented through a series of </text:span><text:soft-page-break/><text:span text:style-name="T17">codes and testbenches. <text:s/></text:span></text:p>
      <text:p text:style-name="P11"><text:span text:style-name="T7">Radix 2 FFT works on the principle of precomputation and simple multiplication algorithm. In Radix 2 FFT, we </text:span><text:span text:style-name="T8">sepearte the terms into even and odd and the try to further repeat the same thing unless we have only 2-DFT to be computed which can be done by simple addtion and subtraction operation.</text:span></text:p>
      <text:p text:style-name="P11"><text:span text:style-name="T7">Radix 4 FFT </text:span><text:span text:style-name="T8">works in the same way as Radix 2 FFT but the only difference being that Radix 2 FFT </text:span><text:span text:style-name="T9">divides the signal into eve and odd but radix 4 fft divides the signal into multiples of 4 and their remainders. Upto the step we just have a 4 point DFT.</text:span></text:p>
      <text:p text:style-name="P10"/>
      <text:p text:style-name="P8">PROCEDURE-</text:p>
      <text:list xml:id="list899259460" text:style-name="WWNum1">
        <text:list-item>
          <text:p text:style-name="P14"><text:span text:style-name="T21">FPGA FLOW-</text:span></text:p>
          <text:list>
            <text:list-item>
              <text:p text:style-name="P17">We first wrote the basic verilog codes and testbenches for all the gates and combinational circuits.</text:p>
            </text:list-item>
            <text:list-item>
              <text:p text:style-name="P17">Then we synthesised the codes,using Synthesise-XST, in Xilinx and obtained the RTL schematics for all the gates and combinational circuits.</text:p>
            </text:list-item>
            <text:list-item>
              <text:p text:style-name="P17">The RTL schematics are all on the most basic level and made using only the primitives.</text:p>
            </text:list-item>
            <text:list-item>
              <text:p text:style-name="P17">Then we perform a basic behavioural check on our testbenches and then simulate them on our I-Sim simulator to obtain the timing diagrams for all the gates and combinational circuits.</text:p>
            </text:list-item>
            <text:list-item>
              <text:p text:style-name="P17">Then,we created the implementation constraints file(.ucf) of each of the circuits by assigning the inputs and select lines to specific switches or push buttons on the FPGA boards,and the outputs to the LED lights on them.</text:p>
            </text:list-item>
            <text:list-item>
              <text:p text:style-name="P17">Then,we Re-synthesised the code and implemented design using Translate,Map and Place &amp; Route and finally generated the programming file(.bit) for each of the circuits.</text:p>
            </text:list-item>
            <text:list-item>
              <text:p text:style-name="P18"><text:soft-page-break/><text:span text:style-name="T10">Finally,we used a FPGA board to dump our code(using Digilent Adept) <text:s/>and check the respective outputs to ensure that the code,testbenches and the UCF files are correct and working. </text:span></text:p>
            </text:list-item>
          </text:list>
        </text:list-item>
      </text:list>
      <text:p text:style-name="P2"/>
      <text:list xml:id="list1600356898" text:style-name="WWNum2">
        <text:list-item>
          <text:p text:style-name="P13"><text:span text:style-name="T3">ASIC FLOW</text:span><text:span text:style-name="T14">-</text:span></text:p>
        </text:list-item>
      </text:list>
      <text:list xml:id="list20108039759475" text:continue-list="list899259460" text:style-name="WWNum1">
        <text:list-item>
          <text:list>
            <text:list-item>
              <text:p text:style-name="P17">We first wrote the basic verilog codes and testbenches for all the gates and combinational circuits in Cadence.</text:p>
            </text:list-item>
            <text:list-item>
              <text:p text:style-name="P17">Then,we used NCLAUNCH to compile and simulate those codes in the Cadence server and obtain their timing diagrams.</text:p>
            </text:list-item>
            <text:list-item>
              <text:p text:style-name="P17">After this,we used a Tool Command Language(TCL) file called rc_script.tcl to obtain the netlist files,gates used,area,power and timing reports for all our gates and combinational circuits.</text:p>
            </text:list-item>
            <text:list-item>
              <text:p text:style-name="P17">For this,we modified our rc_script for all the codes ,respectively and then used Genus to obtain the RTL schematics and all the above files for all our gates and combinational circuits.</text:p>
            </text:list-item>
            <text:list-item>
              <text:p text:style-name="P17">(For timing reports,use -unconstrained in the rc_script and use the command genus -f rc_script.tcl -gui).</text:p>
            </text:list-item>
            <text:list-item>
              <text:p text:style-name="P18"><text:span text:style-name="T10">Then,we used Innovus to obtain the Chip level design for all our basic gates and combinational circuits.For that,we first imported netlist file of</text:span><text:span text:style-name="T7"> </text:span><text:span text:style-name="T10">the respective gate or equation and then we used a Default.globals to launch our circuits.</text:span></text:p>
            </text:list-item>
            <text:list-item>
              <text:p text:style-name="P17">Now,we first created the power nets for our circuits and then added power rings and stripes to get the basic substrates ,providing power to our circuits.</text:p>
            </text:list-item>
            <text:list-item>
              <text:p text:style-name="P17">After that,we added the IO pins and the basic cells to our chip design to obtain the design corresponding to our logic.</text:p>
            </text:list-item>
            <text:list-item>
              <text:p text:style-name="P17">Next,we used two routes-a special route and a nano-route for our circuits to connect the respective IO pins to VSS and VDD for our circuits.</text:p>
            </text:list-item>
            <text:list-item>
              <text:p text:style-name="P17">After this,we obtained the pre-place,post-route,pre-CTS and <text:soft-page-break/>post-CTS timing reports for our circuits.</text:p>
            </text:list-item>
            <text:list-item>
              <text:p text:style-name="P17">Then we used the optimise design option of Innovus to optimise our design and again obtain all the timing reports for our optimised circuits.</text:p>
            </text:list-item>
            <text:list-item>
              <text:p text:style-name="P17">Then we used report_area and report_power to obtain the area and power reports for innovus.</text:p>
            </text:list-item>
            <text:list-item>
              <text:p text:style-name="P17">Then we saved our design and the netlist files,along with the GDS/OASIS file and obtained the gate statistics of our circuits.</text:p>
            </text:list-item>
          </text:list>
        </text:list-item>
      </text:list>
      <text:p text:style-name="P5"/>
      <text:p text:style-name="P21">CONCLUSION-</text:p>
      <text:p text:style-name="P19">In conclusion,we can say that both Xilinx and Cadence(NCLAUNCH,Genus and Innovus) are highly sophisticated and powerful tools that allow us to study the complete FPGA and ASIC flow without worrying too much about getting into micro details of the system, and hence helps providing a user-friendly interface to the beginners in this field.</text:p>
      <text:p text:style-name="P19">Also,the assignment helped us realise that we can create bigger logic blocks using the smaller ones by repeated calling of functions.Hence ,huge and complex circuits can be built using the easily available building blocks.Also optimising the code of Radix 2 FFT helps in reducing its power,area and input-output delay. The assignment also made realise the importance of modularity and their usage in different tools so that we can optimise our codes and save time.This <text:soft-page-break/>Assignment therefore helps us in understanding the difference between gate and transistor level design and how much effort goes in actually implementing the code of circuits like Radix 2 FFTs.</text:p>
      <text:p text:style-name="P4"/>
      <text:p text:style-name="P20">REFERENCES-</text:p>
      <text:list xml:id="list2418731973" text:style-name="WWNum3">
        <text:list-item>
          <text:p text:style-name="P15"><text:a xlink:type="simple" xlink:href="http://www.asic-world.com/" text:style-name="ListLabel_20_56" text:visited-style-name="ListLabel_20_56"><text:span text:style-name="ListLabel_20_28"><text:span text:style-name="T16">www.asic-world.com</text:span></text:span></text:a><text:span text:style-name="T19">(For learning Verilog),www.google.com</text:span><text:span text:style-name="T20"><text:line-break/></text:span><text:span text:style-name="T19"> <text:tab/></text:span></text:p>
        </text:list-item>
        <text:list-item>
          <text:p text:style-name="P16"><text:span text:style-name="T18">Videos and Links uploaded by TA’s </text:span><text:span text:style-name="T6"><text:tab/></text:span><text:span text:style-name="T14"><text:line-break/></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Lohit Devanagari" svg:font-family="'Lohit Devanagari'" style:font-pitch="variable"/>
    <style:font-face style:name="Manjari Bold" svg:font-family="'Manjari Bold'" style:font-pitch="variable"/>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0" fo:widows="0" style:writing-mode="lr-tb"/>
      <style:text-properties style:use-window-font-color="true" style:font-name="Arial" fo:font-family="Arial" style:font-family-generic="roman" style:font-pitch="variable" fo:font-size="11pt" fo:language="en"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LO-normal"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1pt" fo:language="en"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8pt" style:text-underline-style="none" fo:font-weight="bold" style:font-size-asian="18pt" style:font-weight-asian="bold"/>
    </style:style>
    <style:style style:name="ListLabel_20_2" style:display-name="ListLabel 2" style:family="text">
      <style:text-properties style:font-name="Times New Roman" fo:font-family="'Times New Roman'" style:font-family-generic="roman" style:font-pitch="variable" fo:font-size="14pt" style:text-underline-style="none" style:font-size-asian="14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8pt" style:text-underline-style="none" fo:font-weight="bold" style:font-size-asian="18pt" style:font-weight-asian="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8pt" style:text-underline-style="none" style:font-size-asian="18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fo:font-size="18pt" style:text-underline-style="solid" style:text-underline-width="auto" style:text-underline-color="font-color"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font-size="18pt" style:text-underline-style="none" fo:font-weight="bold" style:font-size-asian="18pt" style:font-weight-asian="bold" style:font-name-complex="Wingdings1" style:font-family-complex="Wingdings"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fo:font-size="14pt" style:text-underline-style="none" style:font-size-asian="14pt" style:font-name-complex="Wingdings 21" style:font-family-complex="'Wingdings 2'" style:font-family-generic-complex="system" style:font-pitch-complex="variable"/>
    </style:style>
    <style:style style:name="ListLabel_20_31" style:display-name="ListLabel 31" style:family="text">
      <style:text-properties style:text-underline-style="none" style:font-name-complex="OpenSymbol1" style:font-family-complex="OpenSymbol" style:font-family-generic-complex="system" style:font-pitch-complex="variable"/>
    </style:style>
    <style:style style:name="ListLabel_20_32" style:display-name="ListLabel 32" style:family="text">
      <style:text-properties style:text-underline-style="none" style:font-name-complex="Wingdings1" style:font-family-complex="Wingdings" style:font-family-generic-complex="system" style:font-pitch-complex="variable"/>
    </style:style>
    <style:style style:name="ListLabel_20_33" style:display-name="ListLabel 33" style:family="text">
      <style:text-properties style:text-underline-style="none" style:font-name-complex="Wingdings 21" style:font-family-complex="'Wingdings 2'" style:font-family-generic-complex="system" style:font-pitch-complex="variable"/>
    </style:style>
    <style:style style:name="ListLabel_20_34" style:display-name="ListLabel 34" style:family="text">
      <style:text-properties style:text-underline-style="none" style:font-name-complex="OpenSymbol1" style:font-family-complex="OpenSymbol" style:font-family-generic-complex="system" style:font-pitch-complex="variable"/>
    </style:style>
    <style:style style:name="ListLabel_20_35" style:display-name="ListLabel 35" style:family="text">
      <style:text-properties style:text-underline-style="none" style:font-name-complex="Wingdings1" style:font-family-complex="Wingdings" style:font-family-generic-complex="system" style:font-pitch-complex="variable"/>
    </style:style>
    <style:style style:name="ListLabel_20_36" style:display-name="ListLabel 36" style:family="text">
      <style:text-properties style:text-underline-style="none" style:font-name-complex="Wingdings 21" style:font-family-complex="'Wingdings 2'" style:font-family-generic-complex="system" style:font-pitch-complex="variable"/>
    </style:style>
    <style:style style:name="ListLabel_20_37" style:display-name="ListLabel 37" style:family="text">
      <style:text-properties style:text-underline-style="none" style:font-name-complex="OpenSymbol1" style:font-family-complex="OpenSymbol" style:font-family-generic-complex="system" style:font-pitch-complex="variable"/>
    </style:style>
    <style:style style:name="ListLabel_20_38" style:display-name="ListLabel 38" style:family="text">
      <style:text-properties fo:font-size="18pt" style:text-underline-style="none" fo:font-weight="bold" style:font-size-asian="18pt" style:font-weight-asian="bold" style:font-name-complex="Wingdings1" style:font-family-complex="Wingdings" style:font-family-generic-complex="system" style:font-pitch-complex="variable"/>
    </style:style>
    <style:style style:name="ListLabel_20_39" style:display-name="ListLabel 39" style:family="text">
      <style:text-properties style:text-underline-style="none" style:font-name-complex="Wingdings 21" style:font-family-complex="'Wingdings 2'" style:font-family-generic-complex="system" style:font-pitch-complex="variable"/>
    </style:style>
    <style:style style:name="ListLabel_20_40" style:display-name="ListLabel 40" style:family="text">
      <style:text-properties style:text-underline-style="none" style:font-name-complex="OpenSymbol1" style:font-family-complex="OpenSymbol" style:font-family-generic-complex="system" style:font-pitch-complex="variable"/>
    </style:style>
    <style:style style:name="ListLabel_20_41" style:display-name="ListLabel 41" style:family="text">
      <style:text-properties style:text-underline-style="none" style:font-name-complex="Wingdings1" style:font-family-complex="Wingdings" style:font-family-generic-complex="system" style:font-pitch-complex="variable"/>
    </style:style>
    <style:style style:name="ListLabel_20_42" style:display-name="ListLabel 42" style:family="text">
      <style:text-properties style:text-underline-style="none" style:font-name-complex="Wingdings 21" style:font-family-complex="'Wingdings 2'" style:font-family-generic-complex="system" style:font-pitch-complex="variable"/>
    </style:style>
    <style:style style:name="ListLabel_20_43" style:display-name="ListLabel 43" style:family="text">
      <style:text-properties style:text-underline-style="none" style:font-name-complex="OpenSymbol1" style:font-family-complex="OpenSymbol" style:font-family-generic-complex="system" style:font-pitch-complex="variable"/>
    </style:style>
    <style:style style:name="ListLabel_20_44" style:display-name="ListLabel 44" style:family="text">
      <style:text-properties style:text-underline-style="none" style:font-name-complex="Wingdings1" style:font-family-complex="Wingdings" style:font-family-generic-complex="system" style:font-pitch-complex="variable"/>
    </style:style>
    <style:style style:name="ListLabel_20_45" style:display-name="ListLabel 45" style:family="text">
      <style:text-properties style:text-underline-style="none" style:font-name-complex="Wingdings 21" style:font-family-complex="'Wingdings 2'" style:font-family-generic-complex="system" style:font-pitch-complex="variable"/>
    </style:style>
    <style:style style:name="ListLabel_20_46" style:display-name="ListLabel 46" style:family="text">
      <style:text-properties style:text-underline-style="none" style:font-name-complex="OpenSymbol1" style:font-family-complex="OpenSymbol" style:font-family-generic-complex="system" style:font-pitch-complex="variable"/>
    </style:style>
    <style:style style:name="ListLabel_20_47" style:display-name="ListLabel 47" style:family="text">
      <style:text-properties fo:font-size="18pt" style:text-underline-style="none" style:font-size-asian="18pt"/>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fo:color="#1155cc" fo:font-size="18pt" style:text-underline-style="solid" style:text-underline-width="auto" style:text-underline-color="font-color"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0"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33"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36"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9"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2"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5"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9"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2"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5"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19-11-03T02:00:58.478795383</dc:date>
    <meta:editing-cycles>8</meta:editing-cycles>
    <meta:editing-duration>PT14M6S</meta:editing-duration>
    <meta:generator>LibreOffice/6.0.7.3$Linux_X86_64 LibreOffice_project/00m0$Build-3</meta:generator>
    <meta:document-statistic meta:table-count="0" meta:image-count="0" meta:object-count="0" meta:page-count="5" meta:paragraph-count="40" meta:word-count="999" meta:character-count="6069" meta:non-whitespace-character-count="5123"/>
  </office:meta>
</office:document-meta>
</file>